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style:text-underline-style="solid" style:text-underline-type="double" style:text-underline-width="auto" style:text-underline-color="font-color" officeooo:rsid="0064f1a0" officeooo:paragraph-rsid="0015a874"/>
    </style:style>
    <style:style style:name="P2" style:family="paragraph" style:parent-style-name="Standard">
      <style:text-properties fo:color="#ff0000" style:text-underline-style="solid" style:text-underline-type="double" style:text-underline-width="auto" style:text-underline-color="font-color" officeooo:rsid="0016ece3" officeooo:paragraph-rsid="0016ece3"/>
    </style:style>
    <style:style style:name="P3" style:family="paragraph" style:parent-style-name="Standard">
      <style:text-properties fo:color="#ff0000" style:text-underline-style="solid" style:text-underline-type="double" style:text-underline-width="auto" style:text-underline-color="font-color" officeooo:rsid="0016ece3" officeooo:paragraph-rsid="00190c27"/>
    </style:style>
    <style:style style:name="P4" style:family="paragraph" style:parent-style-name="Standard">
      <style:text-properties fo:color="#ff0000" style:text-underline-style="solid" style:text-underline-type="double" style:text-underline-width="auto" style:text-underline-color="font-color" officeooo:rsid="0018511a" officeooo:paragraph-rsid="0018511a"/>
    </style:style>
    <style:style style:name="P5" style:family="paragraph" style:parent-style-name="Standard">
      <style:text-properties fo:color="#ff0000" style:text-underline-style="solid" style:text-underline-type="double" style:text-underline-width="auto" style:text-underline-color="font-color" officeooo:rsid="00190c27" officeooo:paragraph-rsid="00190c27"/>
    </style:style>
    <style:style style:name="P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18511a"/>
    </style:style>
    <style:style style:name="T4" style:family="text">
      <style:text-properties fo:color="#000000" style:text-underline-style="none" officeooo:rsid="00190c2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ce 1:</text:span></text:p>
      <text:p text:style-name="P1"><text:span text:style-name="T2"/></text:p>
      <text:p text:style-name="P1"><text:span text:style-name="T2">a) </text:span></text:p>
      <text:p text:style-name="P1"><text:span text:style-name="T2"/></text:p>
      <text:p text:style-name="P3"><text:span text:style-name="T2">dimension 1: <text:tab/><text:tab/>dimension 2:<text:tab/><text:tab/>dimension 3: <text:tab/><text:tab/></text:span><text:span text:style-name="T3">dimension 4: <text:tab/></text:span><text:span text:style-name="T4">hypercube.</text:span></text:p>
      <text:p text:style-name="P2"/>
      <text:p text:style-name="P2"><draw:line text:anchor-type="paragraph" draw:z-index="2" draw:name="Forme3" draw:style-name="gr1" draw:text-style-name="P6" svg:x1="6.468cm" svg:y1="1.907cm" svg:x2="6.468cm" svg:y2="0.425cm"><text:p/></draw:line><draw:line text:anchor-type="paragraph" draw:z-index="3" draw:name="Forme4" draw:style-name="gr2" draw:text-style-name="P6" svg:x1="4.219cm" svg:y1="0.266cm" svg:x2="6.177cm" svg:y2="0.266cm"><text:p/></draw:line><draw:line text:anchor-type="paragraph" draw:z-index="6" draw:name="Forme7" draw:style-name="gr3" draw:text-style-name="P6" svg:x1="8.214cm" svg:y1="0.187cm" svg:x2="9.775cm" svg:y2="0.187cm"><text:p/></draw:line><draw:line text:anchor-type="paragraph" draw:z-index="13" draw:name="Forme14" draw:style-name="gr4" draw:text-style-name="P6" svg:x1="8.214cm" svg:y1="0.452cm" svg:x2="12.394cm" svg:y2="0.77cm"><text:p/></draw:line><draw:line text:anchor-type="paragraph" draw:z-index="14" draw:name="Forme15" draw:style-name="gr4" draw:text-style-name="P6" svg:x1="10.675cm" svg:y1="0.24cm" svg:x2="15.094cm" svg:y2="0.505cm"><text:p/></draw:line><text:span text:style-name="T2"><text:tab/>0<text:tab/><text:tab/>00<text:tab/><text:tab/>10<text:tab/>000<text:tab/><text:tab/>010<text:tab/><text:tab/></text:span></text:p>
      <text:p text:style-name="P2"><draw:line text:anchor-type="paragraph" draw:z-index="0" draw:name="Forme1" draw:style-name="gr1" draw:text-style-name="P6" svg:x1="1.335cm" svg:y1="1.367cm" svg:x2="1.335cm" svg:y2="0.044cm"><text:p/></draw:line><draw:line text:anchor-type="paragraph" draw:z-index="1" draw:name="Forme2" draw:style-name="gr1" draw:text-style-name="P6" svg:x1="3.981cm" svg:y1="1.446cm" svg:x2="3.981cm" svg:y2="0.044cm"><text:p/></draw:line><draw:line text:anchor-type="paragraph" draw:z-index="5" draw:name="Forme6" draw:style-name="gr3" draw:text-style-name="P6" svg:x1="7.765cm" svg:y1="1.394cm" svg:x2="7.765cm" svg:y2="0.018cm"><text:p/></draw:line><draw:line text:anchor-type="paragraph" draw:z-index="7" draw:name="Forme8" draw:style-name="gr3" draw:text-style-name="P6" svg:x1="10.278cm" svg:y1="1.393cm" svg:x2="10.278cm" svg:y2="0.044cm"><text:p/></draw:line><draw:line text:anchor-type="paragraph" draw:z-index="10" draw:name="Forme11" draw:style-name="gr3" draw:text-style-name="P6" svg:x1="13.162cm" svg:y1="0.256cm" svg:x2="14.935cm" svg:y2="0.256cm"><text:p/></draw:line><text:span text:style-name="T2"><text:tab/><text:tab/><text:tab/><text:tab/><text:tab/><text:tab/><text:tab/><text:tab/><text:tab/><text:tab/>100<text:tab/><text:tab/>110</text:span></text:p>
      <text:p text:style-name="P2"><draw:line text:anchor-type="paragraph" draw:z-index="9" draw:name="Forme10" draw:style-name="gr3" draw:text-style-name="P6" svg:x1="12.792cm" svg:y1="1.488cm" svg:x2="12.792cm" svg:y2="0.086cm"><text:p/></draw:line><draw:line text:anchor-type="paragraph" draw:z-index="11" draw:name="Forme12" draw:style-name="gr3" draw:text-style-name="P6" svg:x1="15.252cm" svg:y1="1.357cm" svg:x2="15.252cm" svg:y2="0.113cm"><text:p/></draw:line><text:span text:style-name="T2"/></text:p>
      <text:p text:style-name="P2"><text:span text:style-name="T2"/></text:p>
      <text:p text:style-name="P2"><draw:line text:anchor-type="paragraph" draw:z-index="4" draw:name="Forme5" draw:style-name="gr2" draw:text-style-name="P6" svg:x1="4.299cm" svg:y1="0.277cm" svg:x2="6.23cm" svg:y2="0.277cm"><text:p/></draw:line><draw:line text:anchor-type="paragraph" draw:z-index="8" draw:name="Forme9" draw:style-name="gr3" draw:text-style-name="P6" svg:x1="8.241cm" svg:y1="0.303cm" svg:x2="9.802cm" svg:y2="0.303cm"><text:p/></draw:line><draw:line text:anchor-type="paragraph" draw:z-index="15" draw:name="Forme16" draw:style-name="gr4" draw:text-style-name="P6" svg:x1="10.622cm" svg:y1="0.303cm" svg:x2="14.908cm" svg:y2="0.541cm"><text:p/></draw:line><draw:line text:anchor-type="paragraph" draw:z-index="16" draw:name="Forme17" draw:style-name="gr4" draw:text-style-name="P6" svg:x1="8.109cm" svg:y1="0.462cm" svg:x2="12.475cm" svg:y2="0.753cm"><text:p/></draw:line><text:span text:style-name="T2"><text:tab/>1<text:tab/><text:tab/>01<text:tab/><text:tab/>11<text:tab/>001<text:tab/><text:tab/>011<text:tab/><text:tab/></text:span></text:p>
      <text:p text:style-name="P2"><draw:line text:anchor-type="paragraph" draw:z-index="12" draw:name="Forme13" draw:style-name="gr3" draw:text-style-name="P6" svg:x1="13.189cm" svg:y1="0.293cm" svg:x2="14.856cm" svg:y2="0.293cm"><text:p/></draw:line><text:span text:style-name="T2"><text:tab/><text:tab/><text:tab/><text:tab/><text:tab/><text:tab/><text:tab/><text:tab/><text:tab/><text:tab/>101<text:tab/><text:tab/>111</text:span></text:p>
      <text:p text:style-name="P2"><text:span text:style-name="T2"/></text:p>
      <text:p text:style-name="P5"><text:span text:style-name="T2">b)</text:span></text:p>
      <text:p text:style-name="P5"><text:span text:style-name="T2"/></text:p>
      <text:p text:style-name="P5"><draw:line text:anchor-type="paragraph" draw:z-index="18" draw:name="Forme19" draw:style-name="gr3" draw:text-style-name="P6" svg:x1="0.462cm" svg:y1="1.494cm" svg:x2="2.446cm" svg:y2="0.277cm"><text:p/></draw:line><draw:line text:anchor-type="paragraph" draw:z-index="19" draw:name="Forme20" draw:style-name="gr3" draw:text-style-name="P6" svg:x1="3.161cm" svg:y1="0.25cm" svg:x2="5.198cm" svg:y2="1.467cm"><text:p/></draw:line><text:span text:style-name="T2"><text:tab/><text:tab/>111</text:span></text:p>
      <text:p text:style-name="P5"><draw:line text:anchor-type="paragraph" draw:z-index="28" draw:name="Forme29" draw:style-name="gr3" draw:text-style-name="P6" svg:x1="2.843cm" svg:y1="0.954cm" svg:x2="2.869cm" svg:y2="0.028cm"><text:p/></draw:line><text:span text:style-name="T2"/></text:p>
      <text:p text:style-name="P5"><text:span text:style-name="T2"/></text:p>
      <text:p text:style-name="P5"><draw:line text:anchor-type="paragraph" draw:z-index="24" draw:name="Forme25" draw:style-name="gr3" draw:text-style-name="P6" svg:x1="0.621cm" svg:y1="0.404cm" svg:x2="2.394cm" svg:y2="2.441cm"><text:p/></draw:line><draw:line text:anchor-type="paragraph" draw:z-index="25" draw:name="Forme26" draw:style-name="gr3" draw:text-style-name="P6" svg:x1="3.24cm" svg:y1="2.574cm" svg:x2="4.88cm" svg:y2="0.457cm"><text:p/></draw:line><draw:line text:anchor-type="paragraph" draw:z-index="26" draw:name="Forme27" draw:style-name="gr3" draw:text-style-name="P6" svg:x1="0.806cm" svg:y1="2.441cm" svg:x2="2.394cm" svg:y2="0.404cm"><text:p/></draw:line><draw:line text:anchor-type="paragraph" draw:z-index="27" draw:name="Forme28" draw:style-name="gr3" draw:text-style-name="P6" svg:x1="3.161cm" svg:y1="0.272cm" svg:x2="5.145cm" svg:y2="2.362cm"><text:p/></draw:line><text:span text:style-name="T2">110<text:tab/><text:tab/>101<text:tab/><text:tab/>011</text:span></text:p>
      <text:p text:style-name="P5"><draw:line text:anchor-type="paragraph" draw:z-index="17" draw:name="Forme18" draw:style-name="gr3" draw:text-style-name="P6" svg:x1="0.356cm" svg:y1="1.955cm" svg:x2="0.356cm" svg:y2="0.182cm"><text:p/></draw:line><draw:line text:anchor-type="paragraph" draw:z-index="20" draw:name="Forme21" draw:style-name="gr3" draw:text-style-name="P6" svg:x1="5.304cm" svg:y1="1.955cm" svg:x2="5.304cm" svg:y2="0.076cm"><text:p/></draw:lin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100<text:tab/><text:tab/>010<text:tab/><text:tab/>001</text:span></text:p>
      <text:p text:style-name="P5"><draw:line text:anchor-type="paragraph" draw:z-index="21" draw:name="Forme22" draw:style-name="gr3" draw:text-style-name="P6" svg:x1="0.647cm" svg:y1="0.023cm" svg:x2="2.393cm" svg:y2="1.134cm"><text:p/></draw:line><draw:line text:anchor-type="paragraph" draw:z-index="22" draw:name="Forme23" draw:style-name="gr3" draw:text-style-name="P6" svg:x1="3.24cm" svg:y1="1.134cm" svg:x2="5.304cm" svg:y2="0.023cm"><text:p/></draw:line><draw:line text:anchor-type="paragraph" draw:z-index="23" draw:name="Forme24" draw:style-name="gr3" draw:text-style-name="P6" svg:x1="2.843cm" svg:y1="1.002cm" svg:x2="2.869cm" svg:y2="0.076cm"><text:p/></draw:line><text:span text:style-name="T2"/></text:p>
      <text:p text:style-name="P5"><text:span text:style-name="T2"/></text:p>
      <text:p text:style-name="P5"><text:span text:style-name="T2"><text:tab/><text:tab/>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2S</meta:editing-duration>
    <meta:editing-cycles>6</meta:editing-cycles>
    <meta:generator>LibreOffice/5.1.6.2$Windows_x86 LibreOffice_project/07ac168c60a517dba0f0d7bc7540f5afa45f0909</meta:generator>
    <dc:date>2017-10-03T12:59:42.361000000</dc:date>
    <meta:document-statistic meta:table-count="0" meta:image-count="0" meta:object-count="0" meta:page-count="1" meta:paragraph-count="12" meta:word-count="35" meta:character-count="198" meta:non-whitespace-character-count="126"/>
    <meta:user-defined meta:name="Info 1"/>
    <meta:user-defined meta:name="Info 2"/>
    <meta:user-defined meta:name="Info 3"/>
    <meta:user-defined meta:name="Info 4"/>
  </office:meta>
</office:document-meta>
</file>